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4pt"/>
    </style:style>
    <style:style style:name="co3" style:family="table-column">
      <style:table-column-properties fo:break-before="auto" style:column-width="133pt"/>
    </style:style>
    <style:style style:name="co4" style:family="table-column">
      <style:table-column-properties fo:break-before="auto" style:column-width="158.51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33.74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Tahoma" style:font-name-complex="Lohit Devanagari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Tahoma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ext-properties style:font-name="Liberation Sans" fo:font-weight="normal" style:font-name-asian="Tahoma" style:font-weight-asian="normal" style:font-name-complex="Lohit Devanagari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alibration Ratio:</text:p>
          </table:table-cell>
          <table:table-cell table:style-name="ce4" table:formula="of:=[.F5]/[.F4]" office:value-type="float" office:value="83.7979754786082" calcext:value-type="float">
            <text:p>8.38E+01</text:p>
          </table:table-cell>
          <table:table-cell table:formula="of:=SQRT((([.C14]/[.F5])^2)+(([.F5]*[.C13]/([.F4]^2))^2))" office:value-type="float" office:value="0.840914072226056" calcext:value-type="float">
            <text:p>0.84091407222605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Ni Foil #</text:p>
          </table:table-cell>
          <table:table-cell table:style-name="ce2" office:value-type="string" calcext:value-type="string">
            <text:p>Raw Counts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alibrated Counts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alculated Fluence (p/cm^2)</text:p>
          </table:table-cell>
          <table:table-cell table:style-name="ce2"/>
          <table:table-cell table:style-name="ce2" office:value-type="string" calcext:value-type="string">
            <text:p>Fluence (neq/cm^2)</text:p>
          </table:table-cell>
          <table:table-cell table:style-name="ce2"/>
          <table:table-cell table:style-name="ce2" office:value-type="string" calcext:value-type="string">
            <text:p>Brookhaven Counts (2nA)</text:p>
          </table:table-cell>
          <table:table-cell/>
        </table:table-row>
        <table:table-row table:style-name="ro1">
          <table:table-cell office:value-type="string" calcext:value-type="string">
            <text:p>15 (far)</text:p>
          </table:table-cell>
          <table:table-cell office:value-type="float" office:value="93" calcext:value-type="float">
            <text:p>93</text:p>
          </table:table-cell>
          <table:table-cell table:formula="of:=[.G13]/SQRT([.B4])" office:value-type="float" office:value="0.933256525257383" calcext:value-type="float">
            <text:p>0.93325652525738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7040000000000" calcext:value-type="float">
            <text:p>7.04E+12</text:p>
          </table:table-cell>
          <table:table-cell/>
          <table:table-cell table:style-name="ce6" office:value-type="float" office:value="15486166426798" calcext:value-type="float">
            <text:p>1.55E+13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22" calcext:value-type="float">
            <text:p>7822</text:p>
          </table:table-cell>
          <table:table-cell table:formula="of:=[.G14]/SQRT([.B5])" office:value-type="float" office:value="1.19852461931496" calcext:value-type="float">
            <text:p>1.19852461931496</text:p>
          </table:table-cell>
          <table:table-cell table:formula="of:=[.B5]/[.$B$1]" office:value-type="float" office:value="93.3435438663645" calcext:value-type="float">
            <text:p>93.3435438663645</text:p>
          </table:table-cell>
          <table:table-cell table:formula="of:=SQRT((([.C5]/[.$B$1])^2)+(([.$C$1]*[.B5]/([.$B$1]^2))^2))" office:value-type="float" office:value="0.936813195699827" calcext:value-type="float">
            <text:p>0.936813195699827</text:p>
          </table:table-cell>
          <table:table-cell table:style-name="ce6" office:value-type="float" office:value="589937747369402" calcext:value-type="float">
            <text:p>5.90E+14</text:p>
          </table:table-cell>
          <table:table-cell/>
          <table:table-cell table:style-name="ce7" office:value-type="float" office:value="1297863044212680" calcext:value-type="float">
            <text:p>1297863044212680</text:p>
          </table:table-cell>
          <table:table-cell/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table:formula="of:=[.G15]/SQRT([.B6])" office:value-type="float" office:value="1.16308242880559" calcext:value-type="float">
            <text:p>1.16308242880559</text:p>
          </table:table-cell>
          <table:table-cell table:formula="of:=[.B6]/[.$B$1]" office:value-type="float" office:value="3.89030878297556" calcext:value-type="float">
            <text:p>3.89030878297556</text:p>
          </table:table-cell>
          <table:table-cell table:formula="of:=SQRT((([.C6]/[.$B$1])^2)+(([.$C$1]*[.B6]/([.$B$1]^2))^2))" office:value-type="float" office:value="0.0414332146787477" calcext:value-type="float">
            <text:p>0.041433214678748</text:p>
          </table:table-cell>
          <table:table-cell table:style-name="ce6" office:value-type="float" office:value="22820705417876.8" calcext:value-type="float">
            <text:p>2.28E+13</text:p>
          </table:table-cell>
          <table:table-cell/>
          <table:table-cell table:style-name="ce7" office:value-type="float" office:value="50205551919329" calcext:value-type="float">
            <text:p>5020555191932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5" calcext:value-type="float">
            <text:p>1835</text:p>
          </table:table-cell>
          <table:table-cell table:formula="of:=[.G16]/SQRT([.B7])" office:value-type="float" office:value="1.19056234280196" calcext:value-type="float">
            <text:p>1.19056234280196</text:p>
          </table:table-cell>
          <table:table-cell table:formula="of:=[.B7]/[.$B$1]" office:value-type="float" office:value="21.8979037323931" calcext:value-type="float">
            <text:p>21.8979037323931</text:p>
          </table:table-cell>
          <table:table-cell table:formula="of:=SQRT((([.C7]/[.$B$1])^2)+(([.$C$1]*[.B7]/([.$B$1]^2))^2))" office:value-type="float" office:value="0.220204637349763" calcext:value-type="float">
            <text:p>0.220204637349763</text:p>
          </table:table-cell>
          <table:table-cell table:style-name="ce6" office:value-type="float" office:value="129926900408886" calcext:value-type="float">
            <text:p>1.30E+14</text:p>
          </table:table-cell>
          <table:table-cell/>
          <table:table-cell table:style-name="ce7" office:value-type="float" office:value="285839180899550" calcext:value-type="float">
            <text:p>28583918089955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3" calcext:value-type="float">
            <text:p>763</text:p>
          </table:table-cell>
          <table:table-cell table:formula="of:=[.G17]/SQRT([.B8])" office:value-type="float" office:value="1.08607292138399" calcext:value-type="float">
            <text:p>1.08607292138399</text:p>
          </table:table-cell>
          <table:table-cell table:formula="of:=[.B8]/[.$B$1]" office:value-type="float" office:value="9.10523190616672" calcext:value-type="float">
            <text:p>9.10523190616672</text:p>
          </table:table-cell>
          <table:table-cell table:formula="of:=SQRT((([.C8]/[.$B$1])^2)+(([.$C$1]*[.B8]/([.$B$1]^2))^2))" office:value-type="float" office:value="0.0922857791325815" calcext:value-type="float">
            <text:p>0.092285779132582</text:p>
          </table:table-cell>
          <table:table-cell table:style-name="ce7" office:value-type="float" office:value="52688503742014.2" calcext:value-type="float">
            <text:p>52688503742014.2</text:p>
          </table:table-cell>
          <table:table-cell/>
          <table:table-cell table:style-name="ce7" office:value-type="float" office:value="115914708232431" calcext:value-type="float">
            <text:p>115914708232431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0" calcext:value-type="float">
            <text:p>1910</text:p>
          </table:table-cell>
          <table:table-cell table:formula="of:=[.G18]/SQRT([.B9])" office:value-type="float" office:value="1.18983478108632" calcext:value-type="float">
            <text:p>1.18983478108632</text:p>
          </table:table-cell>
          <table:table-cell table:formula="of:=[.B9]/[.$B$1]" office:value-type="float" office:value="22.792913421728" calcext:value-type="float">
            <text:p>22.792913421728</text:p>
          </table:table-cell>
          <table:table-cell table:formula="of:=SQRT((([.C9]/[.$B$1])^2)+(([.$C$1]*[.B9]/([.$B$1]^2))^2))" office:value-type="float" office:value="0.229167555541161" calcext:value-type="float">
            <text:p>0.229167555541161</text:p>
          </table:table-cell>
          <table:table-cell table:style-name="ce6" office:value-type="float" office:value="129542860633399" calcext:value-type="float">
            <text:p>1.30E+14</text:p>
          </table:table-cell>
          <table:table-cell/>
          <table:table-cell table:style-name="ce7" office:value-type="float" office:value="284994293393478" calcext:value-type="float">
            <text:p>284994293393478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Fluence Errors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Ni Foil #</text:p>
          </table:table-cell>
          <table:table-cell table:style-name="ce2" office:value-type="string" calcext:value-type="string">
            <text:p>Fluence (p/cm^2)/Raw Counts</text:p>
          </table:table-cell>
          <table:table-cell table:style-name="ce2" office:value-type="string" calcext:value-type="string">
            <text:p>Fluence Error (p/cm^2)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aw Counts Sigma</text:p>
          </table:table-cell>
          <table:table-cell table:style-name="ce2" office:value-type="string" calcext:value-type="string">
            <text:p>Assumed Fluence (p/cm^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(far)</text:p>
          </table:table-cell>
          <table:table-cell table:formula="of:=[.F4]/[.B4]" office:value-type="float" office:value="75698924731.1828" calcext:value-type="float">
            <text:p>75698924731.1828</text:p>
          </table:table-cell>
          <table:table-cell table:formula="of:=[.B13]*[.C4]" office:value-type="float" office:value="70646515460.3438" calcext:value-type="float">
            <text:p>70646515460.34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F5]/[.B5]" office:value-type="float" office:value="75420320553.4904" calcext:value-type="float">
            <text:p>75420320553.4904</text:p>
          </table:table-cell>
          <table:table-cell table:formula="of:=[.B14]*[.C5]" office:value-type="float" office:value="90393110979.9842" calcext:value-type="float">
            <text:p>90393110979.984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style-name="ce4" office:value-type="float" office:value="6800000000000" calcext:value-type="float">
            <text:p>6.80E+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F6]/[.B6]" office:value-type="float" office:value="70002163858.5178" calcext:value-type="float">
            <text:p>70002163858.5178</text:p>
          </table:table-cell>
          <table:table-cell table:formula="of:=[.B15]*[.C6]" office:value-type="float" office:value="81418286762.212" calcext:value-type="float">
            <text:p>81418286762.2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4" office:value-type="float" office:value="270000000000" calcext:value-type="float">
            <text:p>2.70E+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F7]/[.B7]" office:value-type="float" office:value="70804850359.0659" calcext:value-type="float">
            <text:p>70804850359.0659</text:p>
          </table:table-cell>
          <table:table-cell table:formula="of:=[.B16]*[.C7]" office:value-type="float" office:value="84297588525.2318" calcext:value-type="float">
            <text:p>84297588525.231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style-name="ce4" office:value-type="float" office:value="1400000000000" calcext:value-type="float">
            <text:p>1.40E+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F8]/[.B8]" office:value-type="float" office:value="69054395467.9085" calcext:value-type="float">
            <text:p>69054395467.9085</text:p>
          </table:table-cell>
          <table:table-cell table:formula="of:=[.B17]*[.C8]" office:value-type="float" office:value="74998109020.2371" calcext:value-type="float">
            <text:p>74998109020.237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4" office:value-type="float" office:value="600000000000" calcext:value-type="float">
            <text:p>6.00E+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F9]/[.B9]" office:value-type="float" office:value="67823487242.6173" calcext:value-type="float">
            <text:p>67823487242.6173</text:p>
          </table:table-cell>
          <table:table-cell table:formula="of:=[.B18]*[.C9]" office:value-type="float" office:value="80698744095.8301" calcext:value-type="float">
            <text:p>80698744095.830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style-name="ce4" office:value-type="float" office:value="1400000000000" calcext:value-type="float">
            <text:p>1.40E+1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ence is proportional to counts. Therefore error on fluence = (fluence/counts)*error on counts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Ni vs Brookhav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 (calibrated)</text:p>
          </table:table-cell>
          <table:table-cell office:value-type="string" calcext:value-type="string">
            <text:p>Brookhaven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eBrookhaven</text:p>
          </table:table-cell>
          <table:table-cell table:number-columns-repeated="7"/>
        </table:table-row>
        <table:table-row table:style-name="ro1">
          <table:table-cell table:style-name="ce3" table:formula="of:=[.B5]/[.$B$1]" office:value-type="float" office:value="93.3435438663645" calcext:value-type="float">
            <text:p>93.3435438663645</text:p>
          </table:table-cell>
          <table:table-cell office:value-type="float" office:value="402" calcext:value-type="float">
            <text:p>402</text:p>
          </table:table-cell>
          <table:table-cell table:style-name="ce3" table:formula="of:=SQRT((([.C5]/[.$B$1])^2)+(([.$C$1]*[.B5]/([.$B$1]^2))^2))" office:value-type="float" office:value="0.936813195699827" calcext:value-type="float">
            <text:p>0.936813195699827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3" table:formula="of:=[.B6]/[.$B$1]" office:value-type="float" office:value="3.89030878297556" calcext:value-type="float">
            <text:p>3.89030878297556</text:p>
          </table:table-cell>
          <table:table-cell office:value-type="float" office:value="13" calcext:value-type="float">
            <text:p>13</text:p>
          </table:table-cell>
          <table:table-cell table:style-name="ce3" table:formula="of:=SQRT((([.C6]/[.$B$1])^2)+(([.$C$1]*[.B6]/([.$B$1]^2))^2))" office:value-type="float" office:value="0.0414332146787477" calcext:value-type="float">
            <text:p>0.041433214678748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3" table:formula="of:=[.B7]/[.$B$1]" office:value-type="float" office:value="21.8979037323931" calcext:value-type="float">
            <text:p>21.8979037323931</text:p>
          </table:table-cell>
          <table:table-cell office:value-type="float" office:value="73" calcext:value-type="float">
            <text:p>73</text:p>
          </table:table-cell>
          <table:table-cell table:style-name="ce3" table:formula="of:=SQRT((([.C7]/[.$B$1])^2)+(([.$C$1]*[.B7]/([.$B$1]^2))^2))" office:value-type="float" office:value="0.220204637349763" calcext:value-type="float">
            <text:p>0.220204637349763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3" table:formula="of:=[.B8]/[.$B$1]" office:value-type="float" office:value="9.10523190616673" calcext:value-type="float">
            <text:p>9.10523190616673</text:p>
          </table:table-cell>
          <table:table-cell office:value-type="float" office:value="33" calcext:value-type="float">
            <text:p>33</text:p>
          </table:table-cell>
          <table:table-cell table:style-name="ce3" table:formula="of:=SQRT((([.C8]/[.$B$1])^2)+(([.$C$1]*[.B8]/([.$B$1]^2))^2))" office:value-type="float" office:value="0.0922857791325815" calcext:value-type="float">
            <text:p>0.092285779132582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3" table:formula="of:=[.B9]/[.$B$1]" office:value-type="float" office:value="22.792913421728" calcext:value-type="float">
            <text:p>22.792913421728</text:p>
          </table:table-cell>
          <table:table-cell office:value-type="float" office:value="82" calcext:value-type="float">
            <text:p>82</text:p>
          </table:table-cell>
          <table:table-cell table:style-name="ce3" table:formula="of:=SQRT((([.C9]/[.$B$1])^2)+(([.$C$1]*[.B9]/([.$B$1]^2))^2))" office:value-type="float" office:value="0.229167555541161" calcext:value-type="float">
            <text:p>0.229167555541161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aw Counts</text:p>
          </table:table-cell>
          <table:table-cell table:style-name="ce2" office:value-type="string" calcext:value-type="string">
            <text:p>Assumed Fluence (p/cm^2)</text:p>
          </table:table-cell>
          <table:table-cell table:style-name="ce2" office:value-type="string" calcext:value-type="string">
            <text:p>eRaw Counts</text:p>
          </table:table-cell>
          <table:table-cell table:style-name="ce2" office:value-type="string" calcext:value-type="string">
            <text:p>eFluence (p/cm^2)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/>
          <table:table-cell table:style-name="ce3"/>
          <table:table-cell table:number-columns-repeated="7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style-name="ce4" office:value-type="float" office:value="6800000000000" calcext:value-type="float">
            <text:p>6.80E+12</text:p>
          </table:table-cell>
          <table:table-cell table:formula="of:=[.G14]/SQRT([.B5])" office:value-type="float" office:value="1.19852461931496" calcext:value-type="float">
            <text:p>1.198524619314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float" office:value="270000000000" calcext:value-type="float">
            <text:p>2.70E+11</text:p>
          </table:table-cell>
          <table:table-cell table:formula="of:=[.G15]/SQRT([.B6])" office:value-type="float" office:value="1.16308242880559" calcext:value-type="float">
            <text:p>1.163082428805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4" office:value-type="float" office:value="1400000000000" calcext:value-type="float">
            <text:p>1.40E+12</text:p>
          </table:table-cell>
          <table:table-cell table:formula="of:=[.G16]/SQRT([.B7])" office:value-type="float" office:value="1.19056234280196" calcext:value-type="float">
            <text:p>1.190562342801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4" office:value-type="float" office:value="600000000000" calcext:value-type="float">
            <text:p>6.00E+11</text:p>
          </table:table-cell>
          <table:table-cell table:formula="of:=[.G17]/SQRT([.B8])" office:value-type="float" office:value="1.08607292138399" calcext:value-type="float">
            <text:p>1.086072921383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4" office:value-type="float" office:value="1400000000000" calcext:value-type="float">
            <text:p>1.40E+12</text:p>
          </table:table-cell>
          <table:table-cell table:formula="of:=[.G18]/SQRT([.B9])" office:value-type="float" office:value="1.18983478108632" calcext:value-type="float">
            <text:p>1.189834781086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librated Counts</text:p>
          </table:table-cell>
          <table:table-cell table:style-name="ce2" office:value-type="string" calcext:value-type="string">
            <text:p>Fluence (p/cm^2)</text:p>
          </table:table-cell>
          <table:table-cell table:style-name="ce2" office:value-type="string" calcext:value-type="string">
            <text:p>eCounts</text:p>
          </table:table-cell>
          <table:table-cell table:style-name="ce2" office:value-type="string" calcext:value-type="string">
            <text:p>eFluence (p/cm^2)</text:p>
          </table:table-cell>
          <table:table-cell/>
          <table:table-cell table:style-name="ce2" office:value-type="string" calcext:value-type="string">
            <text:p>Calculated Fluence/Assumed Fluence</text:p>
          </table:table-cell>
          <table:table-cell/>
          <table:table-cell table:style-name="ce2" office:value-type="string" calcext:value-type="string">
            <text:p>Calculated Fluence (p/cm^2)</text:p>
          </table:table-cell>
          <table:table-cell table:style-name="ce2" office:value-type="string" calcext:value-type="string">
            <text:p>Assumed Fluence (p/cm^2)</text:p>
          </table:table-cell>
          <table:table-cell table:style-name="ce2" office:value-type="string" calcext:value-type="string">
            <text:p>ecalc</text:p>
          </table:table-cell>
          <table:table-cell table:style-name="ce2" office:value-type="string" calcext:value-type="string">
            <text:p>eassum</text:p>
          </table:table-cell>
        </table:table-row>
        <table:table-row table:style-name="ro1">
          <table:table-cell table:formula="of:=[.B5]/[.$B$1]" office:value-type="float" office:value="93.3435438663645" calcext:value-type="float">
            <text:p>93.3435438663645</text:p>
          </table:table-cell>
          <table:table-cell table:style-name="ce6" office:value-type="float" office:value="589937747369402" calcext:value-type="float">
            <text:p>5.90E+14</text:p>
          </table:table-cell>
          <table:table-cell table:style-name="ce15" table:formula="of:=SQRT((([.C5]/[.$B$1])^2)+(([.$C$1]*[.B5]/([.$B$1]^2))^2))" office:value-type="float" office:value="0.936813195699827" calcext:value-type="float">
            <text:p>0.936813195699827</text:p>
          </table:table-cell>
          <table:table-cell table:formula="of:=[.B13]*[.C4]" office:value-type="float" office:value="70646515460.3438" calcext:value-type="float">
            <text:p>70646515460.3438</text:p>
          </table:table-cell>
          <table:table-cell/>
          <table:table-cell table:formula="of:=[.B40]/[.B33]" office:value-type="float" office:value="86.7555510837356" calcext:value-type="float">
            <text:p>86.7555510837356</text:p>
          </table:table-cell>
          <table:table-cell/>
          <table:table-cell table:style-name="ce6" office:value-type="float" office:value="589937747369402" calcext:value-type="float">
            <text:p>5.90E+14</text:p>
          </table:table-cell>
          <table:table-cell table:style-name="ce4" office:value-type="float" office:value="6800000000000" calcext:value-type="float">
            <text:p>6.80E+12</text:p>
          </table:table-cell>
          <table:table-cell table:style-name="ce3" table:formula="of:=[.B13]*[.C4]" office:value-type="float" office:value="70646515460.3438" calcext:value-type="float">
            <text:p>70646515460.3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6]/[.$B$1]" office:value-type="float" office:value="3.89030878297556" calcext:value-type="float">
            <text:p>3.89030878297556</text:p>
          </table:table-cell>
          <table:table-cell table:style-name="ce6" office:value-type="float" office:value="22820705417876.8" calcext:value-type="float">
            <text:p>2.28E+13</text:p>
          </table:table-cell>
          <table:table-cell table:style-name="ce15" table:formula="of:=SQRT((([.C6]/[.$B$1])^2)+(([.$C$1]*[.B6]/([.$B$1]^2))^2))" office:value-type="float" office:value="0.0414332146787477" calcext:value-type="float">
            <text:p>0.041433214678748</text:p>
          </table:table-cell>
          <table:table-cell table:formula="of:=[.B14]*[.C5]" office:value-type="float" office:value="90393110979.9842" calcext:value-type="float">
            <text:p>90393110979.9842</text:p>
          </table:table-cell>
          <table:table-cell/>
          <table:table-cell table:formula="of:=[.B41]/[.B34]" office:value-type="float" office:value="84.5211311773215" calcext:value-type="float">
            <text:p>84.5211311773215</text:p>
          </table:table-cell>
          <table:table-cell/>
          <table:table-cell table:style-name="ce6" office:value-type="float" office:value="22820705417876.8" calcext:value-type="float">
            <text:p>2.28E+13</text:p>
          </table:table-cell>
          <table:table-cell table:style-name="ce4" office:value-type="float" office:value="270000000000" calcext:value-type="float">
            <text:p>2.70E+11</text:p>
          </table:table-cell>
          <table:table-cell table:style-name="ce3" table:formula="of:=[.B14]*[.C5]" office:value-type="float" office:value="90393110979.9842" calcext:value-type="float">
            <text:p>90393110979.9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7]/[.$B$1]" office:value-type="float" office:value="21.8979037323931" calcext:value-type="float">
            <text:p>21.8979037323931</text:p>
          </table:table-cell>
          <table:table-cell table:style-name="ce6" office:value-type="float" office:value="129926900408886" calcext:value-type="float">
            <text:p>1.30E+14</text:p>
          </table:table-cell>
          <table:table-cell table:style-name="ce15" table:formula="of:=SQRT((([.C7]/[.$B$1])^2)+(([.$C$1]*[.B7]/([.$B$1]^2))^2))" office:value-type="float" office:value="0.220204637349763" calcext:value-type="float">
            <text:p>0.220204637349763</text:p>
          </table:table-cell>
          <table:table-cell table:formula="of:=[.B15]*[.C6]" office:value-type="float" office:value="81418286762.212" calcext:value-type="float">
            <text:p>81418286762.212</text:p>
          </table:table-cell>
          <table:table-cell/>
          <table:table-cell table:formula="of:=[.B42]/[.B35]" office:value-type="float" office:value="92.80492886349" calcext:value-type="float">
            <text:p>92.80492886349</text:p>
          </table:table-cell>
          <table:table-cell/>
          <table:table-cell table:style-name="ce6" office:value-type="float" office:value="129926900408886" calcext:value-type="float">
            <text:p>1.30E+14</text:p>
          </table:table-cell>
          <table:table-cell table:style-name="ce4" office:value-type="float" office:value="1400000000000" calcext:value-type="float">
            <text:p>1.40E+12</text:p>
          </table:table-cell>
          <table:table-cell table:style-name="ce3" table:formula="of:=[.B15]*[.C6]" office:value-type="float" office:value="81418286762.212" calcext:value-type="float">
            <text:p>81418286762.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8]/[.$B$1]" office:value-type="float" office:value="9.10523190616672" calcext:value-type="float">
            <text:p>9.10523190616672</text:p>
          </table:table-cell>
          <table:table-cell table:style-name="ce7" office:value-type="float" office:value="52688503742014.2" calcext:value-type="float">
            <text:p>52688503742014.2</text:p>
          </table:table-cell>
          <table:table-cell table:style-name="ce15" table:formula="of:=SQRT((([.C8]/[.$B$1])^2)+(([.$C$1]*[.B8]/([.$B$1]^2))^2))" office:value-type="float" office:value="0.0922857791325815" calcext:value-type="float">
            <text:p>0.092285779132582</text:p>
          </table:table-cell>
          <table:table-cell table:formula="of:=[.B16]*[.C7]" office:value-type="float" office:value="84297588525.2318" calcext:value-type="float">
            <text:p>84297588525.2318</text:p>
          </table:table-cell>
          <table:table-cell/>
          <table:table-cell table:formula="of:=[.B43]/[.B36]" office:value-type="float" office:value="87.814172903357" calcext:value-type="float">
            <text:p>87.814172903357</text:p>
          </table:table-cell>
          <table:table-cell/>
          <table:table-cell table:style-name="ce7" office:value-type="float" office:value="52688503742014.2" calcext:value-type="float">
            <text:p>52688503742014.2</text:p>
          </table:table-cell>
          <table:table-cell table:style-name="ce4" office:value-type="float" office:value="600000000000" calcext:value-type="float">
            <text:p>6.00E+11</text:p>
          </table:table-cell>
          <table:table-cell table:style-name="ce3" table:formula="of:=[.B16]*[.C7]" office:value-type="float" office:value="84297588525.2318" calcext:value-type="float">
            <text:p>84297588525.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9]/[.$B$1]" office:value-type="float" office:value="22.792913421728" calcext:value-type="float">
            <text:p>22.792913421728</text:p>
          </table:table-cell>
          <table:table-cell table:style-name="ce6" office:value-type="float" office:value="129542860633399" calcext:value-type="float">
            <text:p>1.30E+14</text:p>
          </table:table-cell>
          <table:table-cell table:style-name="ce15" table:formula="of:=SQRT((([.C9]/[.$B$1])^2)+(([.$C$1]*[.B9]/([.$B$1]^2))^2))" office:value-type="float" office:value="0.229167555541161" calcext:value-type="float">
            <text:p>0.229167555541161</text:p>
          </table:table-cell>
          <table:table-cell table:formula="of:=[.B17]*[.C8]" office:value-type="float" office:value="74998109020.2371" calcext:value-type="float">
            <text:p>74998109020.2371</text:p>
          </table:table-cell>
          <table:table-cell/>
          <table:table-cell table:formula="of:=[.B44]/[.B37]" office:value-type="float" office:value="92.5306147381422" calcext:value-type="float">
            <text:p>92.5306147381422</text:p>
          </table:table-cell>
          <table:table-cell/>
          <table:table-cell table:style-name="ce6" office:value-type="float" office:value="129542860633399" calcext:value-type="float">
            <text:p>1.30E+14</text:p>
          </table:table-cell>
          <table:table-cell table:style-name="ce4" office:value-type="float" office:value="1400000000000" calcext:value-type="float">
            <text:p>1.40E+12</text:p>
          </table:table-cell>
          <table:table-cell table:style-name="ce3" table:formula="of:=[.B17]*[.C8]" office:value-type="float" office:value="74998109020.2371" calcext:value-type="float">
            <text:p>74998109020.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Brookhaven Counts</text:p>
          </table:table-cell>
          <table:table-cell table:style-name="ce2" office:value-type="string" calcext:value-type="string">
            <text:p>Calculated Fluence (p/cm^2)</text:p>
          </table:table-cell>
          <table:table-cell table:style-name="ce2" office:value-type="string" calcext:value-type="string">
            <text:p>eBrookhaven</text:p>
          </table:table-cell>
          <table:table-cell table:style-name="ce2" office:value-type="string" calcext:value-type="string">
            <text:p>eCalc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6" office:value-type="float" office:value="589937747369402" calcext:value-type="float">
            <text:p>5.90E+14</text:p>
          </table:table-cell>
          <table:table-cell office:value-type="float" office:value="0.5" calcext:value-type="float">
            <text:p>0.5</text:p>
          </table:table-cell>
          <table:table-cell table:formula="of:=[.B13]*[.C4]" office:value-type="float" office:value="70646515460.3438" calcext:value-type="float">
            <text:p>70646515460.343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22820705417876.8" calcext:value-type="float">
            <text:p>2.28E+13</text:p>
          </table:table-cell>
          <table:table-cell office:value-type="float" office:value="0.5" calcext:value-type="float">
            <text:p>0.5</text:p>
          </table:table-cell>
          <table:table-cell table:formula="of:=[.B14]*[.C5]" office:value-type="float" office:value="90393110979.9842" calcext:value-type="float">
            <text:p>90393110979.984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float" office:value="129926900408886" calcext:value-type="float">
            <text:p>1.30E+14</text:p>
          </table:table-cell>
          <table:table-cell office:value-type="float" office:value="0.5" calcext:value-type="float">
            <text:p>0.5</text:p>
          </table:table-cell>
          <table:table-cell table:formula="of:=[.B15]*[.C6]" office:value-type="float" office:value="81418286762.212" calcext:value-type="float">
            <text:p>81418286762.21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52688503742014.2" calcext:value-type="float">
            <text:p>52688503742014.2</text:p>
          </table:table-cell>
          <table:table-cell office:value-type="float" office:value="0.5" calcext:value-type="float">
            <text:p>0.5</text:p>
          </table:table-cell>
          <table:table-cell table:formula="of:=[.B16]*[.C7]" office:value-type="float" office:value="84297588525.2318" calcext:value-type="float">
            <text:p>84297588525.231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float" office:value="129542860633399" calcext:value-type="float">
            <text:p>1.30E+14</text:p>
          </table:table-cell>
          <table:table-cell office:value-type="float" office:value="0.5" calcext:value-type="float">
            <text:p>0.5</text:p>
          </table:table-cell>
          <table:table-cell table:formula="of:=[.B17]*[.C8]" office:value-type="float" office:value="74998109020.2371" calcext:value-type="float">
            <text:p>74998109020.237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7"/>
        </table:table-row>
        <table:table-row table:style-name="ro1" table:number-rows-repeated="4">
          <table:table-cell/>
          <table:table-cell table:style-name="ce6"/>
          <table:table-cell table:number-columns-repeated="9"/>
        </table:table-row>
        <table:table-row table:style-name="ro1">
          <table:table-cell/>
          <table:table-cell table:style-name="ce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4:40:21.112970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7:21:09.816241772</meta:creation-date>
    <dc:date>2017-11-15T15:47:45.551915883</dc:date>
    <meta:editing-duration>PT3H6M12S</meta:editing-duration>
    <meta:editing-cycles>17</meta:editing-cycles>
    <meta:generator>LibreOffice/5.3.6.1$Linux_X86_64 LibreOffice_project/30$Build-1</meta:generator>
    <meta:document-statistic meta:table-count="1" meta:cell-count="222" meta:object-count="0"/>
  </office:meta>
</office:document-meta>
</file>